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968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fccfa" style:font-size-asian="12pt" style:font-size-complex="12pt"/>
    </style:style>
    <style:style style:name="P9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47ca7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5040c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6c11d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86cd9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5040c" officeooo:paragraph-rsid="0055040c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51f2" officeooo:paragraph-rsid="005951f2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6c11d" officeooo:paragraph-rsid="0056c11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86cd9" officeooo:paragraph-rsid="00586cd9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4d57" officeooo:paragraph-rsid="00594d57" style:font-size-asian="12pt" style:font-size-complex="12pt"/>
    </style:style>
    <style:style style:name="P18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55040c" officeooo:paragraph-rsid="0055040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  <style:style style:name="T4" style:family="text">
      <style:text-properties fo:language="en" fo:country="US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ДАННЫЕ О ПРЕДПРИЯТИИ</text:p>
      <text:p text:style-name="P9"/>
      <text:p text:style-name="P8"/>
      <text:p text:style-name="P7"/>
      <text:list xml:id="list1563536662253467316" text:style-name="L1">
        <text:list-item>
          <text:p text:style-name="P10"><text:span text:style-name="T2">Название предприятия: </text:span><text:tab/><text:tab/><text:tab/><text:tab/><text:tab/><text:tab/><text:tab/><text:tab/><text:tab/><text:tab/></text:p>
          <text:p text:style-name="P13"><text:tab/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1"><text:span text:style-name="T2">Почтовый адрес: </text:span><text:tab/><text:tab/><text:tab/><text:tab/><text:tab/><text:tab/><text:tab/><text:tab/><text:tab/><text:tab/><text:tab/></text:p>
          <text:p text:style-name="P15"><text:tab/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2"><text:span text:style-name="T2">Телефон, телефон/факс, </text:span><text:span text:style-name="T4">e</text:span><text:span text:style-name="T2">-</text:span><text:span text:style-name="T4">mail</text:span><text:span text:style-name="T2">: </text:span><text:tab/><text:tab/><text:tab/><text:tab/><text:tab/><text:tab/><text:tab/><text:tab/></text:p>
          <text:p text:style-name="P16"><text:tab/><text:tab/><text:tab/><text:tab/><text:tab/><text:tab/><text:tab/><text:tab/><text:tab/><text:tab/><text:tab/><text:tab/><text:tab/></text:p>
          <text:p text:style-name="P14"/>
          <text:p text:style-name="P14"/>
        </text:list-item>
        <text:list-item>
          <text:p text:style-name="P17"><text:span text:style-name="T2">Ф.И.О. директора: </text:span><text:tab/><text:tab/><text:tab/><text:tab/><text:tab/><text:tab/><text:tab/><text:tab/><text:tab/><text:tab/></text:p>
          <text:p text:style-name="P17"><text:tab/><text:tab/><text:tab/><text:tab/><text:tab/><text:tab/><text:tab/><text:tab/><text:tab/><text:tab/><text:tab/><text:tab/><text:tab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16:47.386723157</dc:date>
    <meta:editing-duration>PT1H18M16S</meta:editing-duration>
    <meta:editing-cycles>56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22" meta:character-count="271" meta:non-whitespace-character-count="139"/>
  </office:meta>
</office:document-meta>
</file>